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1683269" officeooo:paragraph-rsid="01683269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1683269" officeooo:paragraph-rsid="01683269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16ecb3d" officeooo:paragraph-rsid="016ecb3d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6pt" fo:font-weight="normal" officeooo:rsid="016ecb3d" officeooo:paragraph-rsid="016ecb3d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size="11pt" fo:font-weight="normal" officeooo:rsid="0170cc75" officeooo:paragraph-rsid="0170cc75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bold" officeooo:rsid="01683269" officeooo:paragraph-rsid="016eaf5c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171cebe" officeooo:paragraph-rsid="0171cebe" style:font-size-asian="11pt" style:font-weight-asian="bold" style:font-size-complex="11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fo:font-weight="normal" officeooo:rsid="016eaf5c" style:font-weight-asian="normal" style:font-weight-complex="normal"/>
    </style:style>
    <style:style style:name="T4" style:family="text">
      <style:text-properties officeooo:rsid="016d74dc"/>
    </style:style>
    <style:style style:name="T5" style:family="text">
      <style:text-properties officeooo:rsid="016e0567"/>
    </style:style>
    <style:style style:name="T6" style:family="text">
      <style:text-properties officeooo:rsid="016eaf5c"/>
    </style:style>
    <style:style style:name="T7" style:family="text">
      <style:text-properties officeooo:rsid="016f7b1a"/>
    </style:style>
    <style:style style:name="T8" style:family="text">
      <style:text-properties officeooo:rsid="01712f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7">10</text:span> <text:span text:style-name="T1">Report</text:span></text:p>
      <text:p text:style-name="P2">Abheek Ghosh - 140123047</text:p>
      <text:p text:style-name="P1"/>
      <text:p text:style-name="P3">Question 1: <text:span text:style-name="T8">(Plots at End of Report)</text:span></text:p>
      <text:p text:style-name="P7">Paramaters</text:p>
      <text:p text:style-name="P7">T = <text:s text:c="3"/>0.5000</text:p>
      <text:p text:style-name="P7">K = <text:s text:c="2"/>105</text:p>
      <text:p text:style-name="P7">r = <text:s text:c="3"/>0.0500</text:p>
      <text:p text:style-name="P7">mu = <text:s text:c="3"/>0.1000</text:p>
      <text:p text:style-name="P7">sig = <text:s text:c="3"/>0.2000</text:p>
      <text:p text:style-name="P7">t = <text:s text:c="4"/>0</text:p>
      <text:p text:style-name="P7">s = <text:s text:c="2"/>100</text:p>
      <text:p text:style-name="P7"/>
      <text:p text:style-name="P7">Asian Option Prices for K = 105</text:p>
      <text:p text:style-name="P7">Call = 0.000000</text:p>
      <text:p text:style-name="P7">Put = 0.000000</text:p>
      <text:p text:style-name="P7"/>
      <text:p text:style-name="P7">Asian Option Prices for K = 110</text:p>
      <text:p text:style-name="P7">Call = 0.000000</text:p>
      <text:p text:style-name="P7">Put = 4.808369</text:p>
      <text:p text:style-name="P7"/>
      <text:p text:style-name="P7">Asian Option Prices for K = 90</text:p>
      <text:p text:style-name="P7">Call = 14.459556</text:p>
      <text:p text:style-name="P7">Put = 0.000000</text:p>
      <text:p text:style-name="P7"/>
      <text:p text:style-name="P7"/>
      <text:p text:style-name="P7">Call Option Prices varying with T</text:p>
      <text:p text:style-name="P7">T<text:tab/>Prices</text:p>
      <text:p text:style-name="P7">0.250000<text:tab/>0.000000</text:p>
      <text:p text:style-name="P7">0.300000<text:tab/>0.000000</text:p>
      <text:p text:style-name="P7">0.350000<text:tab/>0.000000</text:p>
      <text:p text:style-name="P7">0.400000<text:tab/>0.000000</text:p>
      <text:p text:style-name="P7">0.450000<text:tab/>0.000000</text:p>
      <text:p text:style-name="P7">0.500000<text:tab/>0.272045</text:p>
      <text:p text:style-name="P7">0.550000<text:tab/>0.493195</text:p>
      <text:p text:style-name="P7">0.600000<text:tab/>0.502421</text:p>
      <text:p text:style-name="P7">0.650000<text:tab/>0.658004</text:p>
      <text:p text:style-name="P7">0.700000<text:tab/>1.075091</text:p>
      <text:p text:style-name="P7">0.750000<text:tab/>1.369351</text:p>
      <text:p text:style-name="P7"/>
      <text:p text:style-name="P7">Put Option Prices varying with T</text:p>
      <text:p text:style-name="P7">T<text:tab/>Prices</text:p>
      <text:p text:style-name="P7">0.250000<text:tab/>1.579001</text:p>
      <text:p text:style-name="P7">0.300000<text:tab/>1.252833</text:p>
      <text:p text:style-name="P7">0.350000<text:tab/>1.248499</text:p>
      <text:p text:style-name="P7">0.400000<text:tab/>0.482938</text:p>
      <text:p text:style-name="P7">0.450000<text:tab/>0.423314</text:p>
      <text:p text:style-name="P7">0.500000<text:tab/>0.000000</text:p>
      <text:p text:style-name="P7">0.550000<text:tab/>0.000000</text:p>
      <text:p text:style-name="P7">0.600000<text:tab/>0.000000</text:p>
      <text:p text:style-name="P7">0.650000<text:tab/>0.000000</text:p>
      <text:p text:style-name="P7">0.700000<text:tab/>0.000000</text:p>
      <text:p text:style-name="P7">0.750000<text:tab/>0.000000</text:p>
      <text:p text:style-name="P7"/>
      <text:p text:style-name="P7">Call Option Prices varying with K</text:p>
      <text:p text:style-name="P7">K<text:tab/>Prices</text:p>
      <text:p text:style-name="P7">52.500000<text:tab/>50.937421</text:p>
      <text:p text:style-name="P7">63.000000<text:tab/>40.517843</text:p>
      <text:p text:style-name="P7">73.500000<text:tab/>30.712817</text:p>
      <text:p text:style-name="P7"><text:soft-page-break/>84.000000<text:tab/>20.371461</text:p>
      <text:p text:style-name="P7">94.500000<text:tab/>10.057681</text:p>
      <text:p text:style-name="P7">105.000000<text:tab/>0.000000</text:p>
      <text:p text:style-name="P7">115.500000<text:tab/>0.000000</text:p>
      <text:p text:style-name="P7">126.000000<text:tab/>0.000000</text:p>
      <text:p text:style-name="P7">136.500000<text:tab/>0.000000</text:p>
      <text:p text:style-name="P7">147.000000<text:tab/>0.000000</text:p>
      <text:p text:style-name="P7">157.500000<text:tab/>0.000000</text:p>
      <text:p text:style-name="P7"/>
      <text:p text:style-name="P7">Put Option Prices varying with K</text:p>
      <text:p text:style-name="P7">K<text:tab/>Prices</text:p>
      <text:p text:style-name="P7">52.500000<text:tab/>0.000000</text:p>
      <text:p text:style-name="P7">63.000000<text:tab/>0.000000</text:p>
      <text:p text:style-name="P7">73.500000<text:tab/>0.000000</text:p>
      <text:p text:style-name="P7">84.000000<text:tab/>0.000000</text:p>
      <text:p text:style-name="P7">94.500000<text:tab/>0.000000</text:p>
      <text:p text:style-name="P7">105.000000<text:tab/>0.433137</text:p>
      <text:p text:style-name="P7">115.500000<text:tab/>10.337312</text:p>
      <text:p text:style-name="P7">126.000000<text:tab/>20.500784</text:p>
      <text:p text:style-name="P7">136.500000<text:tab/>30.796067</text:p>
      <text:p text:style-name="P7">147.000000<text:tab/>41.051625</text:p>
      <text:p text:style-name="P7">157.500000<text:tab/>51.226356</text:p>
      <text:p text:style-name="P7"/>
      <text:p text:style-name="P7">Call Option Prices varying with mu</text:p>
      <text:p text:style-name="P7">mu<text:tab/>Prices</text:p>
      <text:p text:style-name="P7">0.050000<text:tab/>0.071422</text:p>
      <text:p text:style-name="P7">0.060000<text:tab/>0.041265</text:p>
      <text:p text:style-name="P7">0.070000<text:tab/>0.000000</text:p>
      <text:p text:style-name="P7">0.080000<text:tab/>0.000000</text:p>
      <text:p text:style-name="P7">0.090000<text:tab/>0.038462</text:p>
      <text:p text:style-name="P7">0.100000<text:tab/>0.000000</text:p>
      <text:p text:style-name="P7">0.110000<text:tab/>0.096313</text:p>
      <text:p text:style-name="P7">0.120000<text:tab/>0.067291</text:p>
      <text:p text:style-name="P7">0.130000<text:tab/>0.085022</text:p>
      <text:p text:style-name="P7">0.140000<text:tab/>0.014640</text:p>
      <text:p text:style-name="P7">0.150000<text:tab/>0.076388</text:p>
      <text:p text:style-name="P7">0.160000<text:tab/>0.397748</text:p>
      <text:p text:style-name="P7">0.170000<text:tab/>0.000000</text:p>
      <text:p text:style-name="P7">0.180000<text:tab/>0.000000</text:p>
      <text:p text:style-name="P7">0.190000<text:tab/>0.018942</text:p>
      <text:p text:style-name="P7">0.200000<text:tab/>0.115614</text:p>
      <text:p text:style-name="P7"/>
      <text:p text:style-name="P7">Put Option Prices varying with mu</text:p>
      <text:p text:style-name="P7">mu<text:tab/>Prices</text:p>
      <text:p text:style-name="P7">0.050000<text:tab/>0.000000</text:p>
      <text:p text:style-name="P7">0.060000<text:tab/>0.330845</text:p>
      <text:p text:style-name="P7">0.070000<text:tab/>0.000000</text:p>
      <text:p text:style-name="P7">0.080000<text:tab/>0.047027</text:p>
      <text:p text:style-name="P7">0.090000<text:tab/>0.000000</text:p>
      <text:p text:style-name="P7">0.100000<text:tab/>0.155496</text:p>
      <text:p text:style-name="P7">0.110000<text:tab/>0.067640</text:p>
      <text:p text:style-name="P7">0.120000<text:tab/>0.000000</text:p>
      <text:p text:style-name="P7">0.130000<text:tab/>0.106298</text:p>
      <text:p text:style-name="P7">0.140000<text:tab/>0.044529</text:p>
      <text:p text:style-name="P7">0.150000<text:tab/>0.000000</text:p>
      <text:p text:style-name="P7">0.160000<text:tab/>0.000000</text:p>
      <text:p text:style-name="P7">0.170000<text:tab/>0.251385</text:p>
      <text:p text:style-name="P7">0.180000<text:tab/>0.027549</text:p>
      <text:p text:style-name="P7">0.190000<text:tab/>0.000000</text:p>
      <text:p text:style-name="P7">0.200000<text:tab/>0.000000</text:p>
      <text:p text:style-name="P7"><text:soft-page-break/></text:p>
      <text:p text:style-name="P7">Call Option Prices varying with r</text:p>
      <text:p text:style-name="P7">r<text:tab/>Prices</text:p>
      <text:p text:style-name="P7">0.025000<text:tab/>0.000000</text:p>
      <text:p text:style-name="P7">0.030000<text:tab/>0.000000</text:p>
      <text:p text:style-name="P7">0.035000<text:tab/>0.000000</text:p>
      <text:p text:style-name="P7">0.040000<text:tab/>0.000000</text:p>
      <text:p text:style-name="P7">0.045000<text:tab/>0.000000</text:p>
      <text:p text:style-name="P7">0.050000<text:tab/>0.000000</text:p>
      <text:p text:style-name="P7">0.055000<text:tab/>0.627649</text:p>
      <text:p text:style-name="P7">0.060000<text:tab/>1.006290</text:p>
      <text:p text:style-name="P7">0.065000<text:tab/>1.193887</text:p>
      <text:p text:style-name="P7">0.070000<text:tab/>2.077104</text:p>
      <text:p text:style-name="P7">0.075000<text:tab/>2.357559</text:p>
      <text:p text:style-name="P7">0.080000<text:tab/>2.895039</text:p>
      <text:p text:style-name="P7">0.085000<text:tab/>3.570610</text:p>
      <text:p text:style-name="P7">0.090000<text:tab/>3.856027</text:p>
      <text:p text:style-name="P7">0.095000<text:tab/>4.762172</text:p>
      <text:p text:style-name="P7">0.100000<text:tab/>5.203800</text:p>
      <text:p text:style-name="P7"/>
      <text:p text:style-name="P7">Put Option Prices varying with r</text:p>
      <text:p text:style-name="P7">r<text:tab/>Prices</text:p>
      <text:p text:style-name="P7">0.025000<text:tab/>2.617673</text:p>
      <text:p text:style-name="P7">0.030000<text:tab/>1.833234</text:p>
      <text:p text:style-name="P7">0.035000<text:tab/>1.600049</text:p>
      <text:p text:style-name="P7">0.040000<text:tab/>1.134277</text:p>
      <text:p text:style-name="P7">0.045000<text:tab/>0.701310</text:p>
      <text:p text:style-name="P7">0.050000<text:tab/>0.000000</text:p>
      <text:p text:style-name="P7">0.055000<text:tab/>0.000000</text:p>
      <text:p text:style-name="P7">0.060000<text:tab/>0.000000</text:p>
      <text:p text:style-name="P7">0.065000<text:tab/>0.000000</text:p>
      <text:p text:style-name="P7">0.070000<text:tab/>0.000000</text:p>
      <text:p text:style-name="P7">0.075000<text:tab/>0.000000</text:p>
      <text:p text:style-name="P7">0.080000<text:tab/>0.000000</text:p>
      <text:p text:style-name="P7">0.085000<text:tab/>0.000000</text:p>
      <text:p text:style-name="P7">0.090000<text:tab/>0.000000</text:p>
      <text:p text:style-name="P7">0.095000<text:tab/>0.000000</text:p>
      <text:p text:style-name="P7">0.100000<text:tab/>0.000000</text:p>
      <text:p text:style-name="P7"/>
      <text:p text:style-name="P7">Call Option Prices varying with sig</text:p>
      <text:p text:style-name="P7">sig<text:tab/>Prices</text:p>
      <text:p text:style-name="P7">0.100000<text:tab/>0.000000</text:p>
      <text:p text:style-name="P7">0.120000<text:tab/>0.000000</text:p>
      <text:p text:style-name="P7">0.140000<text:tab/>0.000000</text:p>
      <text:p text:style-name="P7">0.160000<text:tab/>0.000000</text:p>
      <text:p text:style-name="P7">0.180000<text:tab/>0.000000</text:p>
      <text:p text:style-name="P7">0.200000<text:tab/>0.078086</text:p>
      <text:p text:style-name="P7">0.220000<text:tab/>0.372263</text:p>
      <text:p text:style-name="P7">0.240000<text:tab/>0.697158</text:p>
      <text:p text:style-name="P7">0.260000<text:tab/>1.218059</text:p>
      <text:p text:style-name="P7">0.280000<text:tab/>1.551472</text:p>
      <text:p text:style-name="P7">0.300000<text:tab/>1.860008</text:p>
      <text:p text:style-name="P7">0.320000<text:tab/>2.443850</text:p>
      <text:p text:style-name="P7">0.340000<text:tab/>2.402871</text:p>
      <text:p text:style-name="P7">0.360000<text:tab/>3.323765</text:p>
      <text:p text:style-name="P7">0.380000<text:tab/>4.212319</text:p>
      <text:p text:style-name="P7">0.400000<text:tab/>4.859627</text:p>
      <text:p text:style-name="P7"/>
      <text:p text:style-name="P7">Put Option Prices varying with sig</text:p>
      <text:p text:style-name="P7">sig<text:tab/>Prices</text:p>
      <text:p text:style-name="P7"><text:soft-page-break/>0.100000<text:tab/>1.941702</text:p>
      <text:p text:style-name="P7">0.120000<text:tab/>1.492741</text:p>
      <text:p text:style-name="P7">0.140000<text:tab/>1.237456</text:p>
      <text:p text:style-name="P7">0.160000<text:tab/>0.747889</text:p>
      <text:p text:style-name="P7">0.180000<text:tab/>0.385012</text:p>
      <text:p text:style-name="P7">0.200000<text:tab/>0.000000</text:p>
      <text:p text:style-name="P7">0.220000<text:tab/>0.000000</text:p>
      <text:p text:style-name="P7">0.240000<text:tab/>0.000000</text:p>
      <text:p text:style-name="P7">0.260000<text:tab/>0.000000</text:p>
      <text:p text:style-name="P7">0.280000<text:tab/>0.000000</text:p>
      <text:p text:style-name="P7">0.300000<text:tab/>0.000000</text:p>
      <text:p text:style-name="P7">0.320000<text:tab/>0.000000</text:p>
      <text:p text:style-name="P7">0.340000<text:tab/>0.000000</text:p>
      <text:p text:style-name="P7">0.360000<text:tab/>0.000000</text:p>
      <text:p text:style-name="P7">0.380000<text:tab/>0.000000</text:p>
      <text:p text:style-name="P7">0.400000<text:tab/>0.000000</text:p>
      <text:p text:style-name="P7"/>
      <text:p text:style-name="P7">Call Option Prices varying with t</text:p>
      <text:p text:style-name="P7">t<text:tab/>Prices</text:p>
      <text:p text:style-name="P7">0.000000<text:tab/>0.000000</text:p>
      <text:p text:style-name="P7">0.100000<text:tab/>0.000000</text:p>
      <text:p text:style-name="P7">0.200000<text:tab/>0.000000</text:p>
      <text:p text:style-name="P7">0.300000<text:tab/>0.000000</text:p>
      <text:p text:style-name="P7">0.400000<text:tab/>0.000000</text:p>
      <text:p text:style-name="P7">0.500000<text:tab/>0.000000</text:p>
      <text:p text:style-name="P7"/>
      <text:p text:style-name="P7">Put Option Prices varying with t</text:p>
      <text:p text:style-name="P7">t<text:tab/>Prices</text:p>
      <text:p text:style-name="P7">0.000000<text:tab/>0.000000</text:p>
      <text:p text:style-name="P7">0.100000<text:tab/>0.702423</text:p>
      <text:p text:style-name="P7">0.200000<text:tab/>1.215421</text:p>
      <text:p text:style-name="P7">0.300000<text:tab/>2.295967</text:p>
      <text:p text:style-name="P7">0.400000<text:tab/>3.308963</text:p>
      <text:p text:style-name="P7">0.500000<text:tab/>5.000000</text:p>
      <text:p text:style-name="P7"/>
      <text:p text:style-name="P7">Call Option Prices varying with S</text:p>
      <text:p text:style-name="P7">S<text:tab/>Prices</text:p>
      <text:p text:style-name="P7">80.000000<text:tab/>0.000000</text:p>
      <text:p text:style-name="P7">83.000000<text:tab/>0.000000</text:p>
      <text:p text:style-name="P7">86.000000<text:tab/>0.000000</text:p>
      <text:p text:style-name="P7">89.000000<text:tab/>0.000000</text:p>
      <text:p text:style-name="P7">92.000000<text:tab/>0.000000</text:p>
      <text:p text:style-name="P7">95.000000<text:tab/>0.000000</text:p>
      <text:p text:style-name="P7">98.000000<text:tab/>0.000000</text:p>
      <text:p text:style-name="P7">101.000000<text:tab/>0.964835</text:p>
      <text:p text:style-name="P7">104.000000<text:tab/>3.995139</text:p>
      <text:p text:style-name="P7">107.000000<text:tab/>7.298322</text:p>
      <text:p text:style-name="P7">110.000000<text:tab/>10.184681</text:p>
      <text:p text:style-name="P7">113.000000<text:tab/>13.365044</text:p>
      <text:p text:style-name="P7">116.000000<text:tab/>16.122583</text:p>
      <text:p text:style-name="P7">119.000000<text:tab/>19.196395</text:p>
      <text:p text:style-name="P7">122.000000<text:tab/>22.329022</text:p>
      <text:p text:style-name="P7">125.000000<text:tab/>25.454987</text:p>
      <text:p text:style-name="P7">128.000000<text:tab/>28.525765</text:p>
      <text:p text:style-name="P7"/>
      <text:p text:style-name="P7">Put Option Prices varying with S</text:p>
      <text:p text:style-name="P7">S<text:tab/>Prices</text:p>
      <text:p text:style-name="P7">80.000000<text:tab/>20.577938</text:p>
      <text:p text:style-name="P7">83.000000<text:tab/>17.538362</text:p>
      <text:p text:style-name="P7">86.000000<text:tab/>14.233116</text:p>
      <text:p text:style-name="P7"><text:soft-page-break/>89.000000<text:tab/>11.276983</text:p>
      <text:p text:style-name="P7">92.000000<text:tab/>8.189013</text:p>
      <text:p text:style-name="P7">95.000000<text:tab/>4.963856</text:p>
      <text:p text:style-name="P7">98.000000<text:tab/>1.844845</text:p>
      <text:p text:style-name="P7">101.000000<text:tab/>0.000000</text:p>
      <text:p text:style-name="P7">104.000000<text:tab/>0.000000</text:p>
      <text:p text:style-name="P7">107.000000<text:tab/>0.000000</text:p>
      <text:p text:style-name="P7">110.000000<text:tab/>0.000000</text:p>
      <text:p text:style-name="P7">113.000000<text:tab/>0.000000</text:p>
      <text:p text:style-name="P7">116.000000<text:tab/>0.000000</text:p>
      <text:p text:style-name="P7">119.000000<text:tab/>0.000000</text:p>
      <text:p text:style-name="P7">122.000000<text:tab/>0.000000</text:p>
      <text:p text:style-name="P7">125.000000<text:tab/>0.000000</text:p>
      <text:p text:style-name="P7">128.000000<text:tab/>0.000000</text:p>
      <text:p text:style-name="P4"/>
      <text:p text:style-name="P8">Question <text:span text:style-name="T6">2:</text:span><text:span text:style-name="T3"> </text:span></text:p>
      <text:p text:style-name="P8"><text:span text:style-name="T3"/></text:p>
      <text:p text:style-name="P9"><text:span text:style-name="T3">Without Variance Reduction</text:span></text:p>
      <text:p text:style-name="P9"><text:span text:style-name="T3">Asian Option Prices for K = 105</text:span></text:p>
      <text:p text:style-name="P9"><text:span text:style-name="T3">Call = 0.000000</text:span></text:p>
      <text:p text:style-name="P9"><text:span text:style-name="T3">Put = 0.050744</text:span></text:p>
      <text:p text:style-name="P9"><text:span text:style-name="T3"/></text:p>
      <text:p text:style-name="P9"><text:span text:style-name="T3">Asian Option Prices for K = 110</text:span></text:p>
      <text:p text:style-name="P9"><text:span text:style-name="T3">Call = 0.000000</text:span></text:p>
      <text:p text:style-name="P9"><text:span text:style-name="T3">Put = 4.968818</text:span></text:p>
      <text:p text:style-name="P9"><text:span text:style-name="T3"/></text:p>
      <text:p text:style-name="P9"><text:span text:style-name="T3">Asian Option Prices for K = 90</text:span></text:p>
      <text:p text:style-name="P9"><text:span text:style-name="T3">Call = 14.462912</text:span></text:p>
      <text:p text:style-name="P9"><text:span text:style-name="T3">Put = 0.000000</text:span></text:p>
      <text:p text:style-name="P9"><text:span text:style-name="T3"/></text:p>
      <text:p text:style-name="P9"><text:span text:style-name="T3"/></text:p>
      <text:p text:style-name="P9"><text:span text:style-name="T3">Using Antithetic Variables</text:span></text:p>
      <text:p text:style-name="P9"><text:span text:style-name="T3">Asian Option Prices for K = 105</text:span></text:p>
      <text:p text:style-name="P9"><text:span text:style-name="T3">Call = 0.000000</text:span></text:p>
      <text:p text:style-name="P9"><text:span text:style-name="T3">Put = 0.058335</text:span></text:p>
      <text:p text:style-name="P9"><text:span text:style-name="T3"/></text:p>
      <text:p text:style-name="P9"><text:span text:style-name="T3">Asian Option Prices for K = 110</text:span></text:p>
      <text:p text:style-name="P9"><text:span text:style-name="T3">Call = 0.000000</text:span></text:p>
      <text:p text:style-name="P9"><text:span text:style-name="T3">Put = 4.935425</text:span></text:p>
      <text:p text:style-name="P9"><text:span text:style-name="T3"/></text:p>
      <text:p text:style-name="P9"><text:span text:style-name="T3">Asian Option Prices for K = 90</text:span></text:p>
      <text:p text:style-name="P9"><text:span text:style-name="T3">Call = 14.572655</text:span></text:p>
      <text:p text:style-name="P9"><text:span text:style-name="T3">Put = 0.000000</text:span></text:p>
      <text:p text:style-name="P9"><text:span text:style-name="T3"/></text:p>
      <text:p text:style-name="P9"><text:span text:style-name="T3"/></text:p>
      <text:p text:style-name="P9"><text:span text:style-name="T3">Using Control Variates</text:span></text:p>
      <text:p text:style-name="P9"><text:span text:style-name="T3">Asian Option Prices for K = 105</text:span></text:p>
      <text:p text:style-name="P9"><text:span text:style-name="T3">Call = 0.000000</text:span></text:p>
      <text:p text:style-name="P9"><text:span text:style-name="T3">Put = 0.029127</text:span></text:p>
      <text:p text:style-name="P9"><text:span text:style-name="T3"/></text:p>
      <text:p text:style-name="P9"><text:span text:style-name="T3">Asian Option Prices for K = 110</text:span></text:p>
      <text:p text:style-name="P9"><text:span text:style-name="T3">Call = 0.000000</text:span></text:p>
      <text:p text:style-name="P9"><text:span text:style-name="T3">Put = 5.008042</text:span></text:p>
      <text:p text:style-name="P9"><text:span text:style-name="T3"/></text:p>
      <text:p text:style-name="P9"><text:span text:style-name="T3">Asian Option Prices for K = 90</text:span></text:p>
      <text:p text:style-name="P9"><text:span text:style-name="T3">Call = 14.500902</text:span></text:p>
      <text:p text:style-name="P9"><text:span text:style-name="T3">Put = 0.000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799cm" fo:margin-right="2.598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4-15T23:06:02.025033790</dc:date>
    <meta:editing-duration>PT10H56M47S</meta:editing-duration>
    <meta:editing-cycles>352</meta:editing-cycles>
    <meta:generator>LibreOffice/5.1.6.2$Linux_X86_64 LibreOffice_project/10m0$Build-2</meta:generator>
    <meta:print-date>2016-11-02T12:08:45.410099225</meta:print-date>
    <meta:document-statistic meta:table-count="0" meta:image-count="0" meta:object-count="0" meta:page-count="5" meta:paragraph-count="266" meta:word-count="692" meta:character-count="4854" meta:non-whitespace-character-count="4407"/>
  </office:meta>
</office:document-meta>
</file>